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B4218A9A38F5CB0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B4218A9A38F5CB0C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ús lava los pies </text:span><text:span text:style-name="T1"><text:line-break/></text:span><text:span text:style-name="T1">de los discípulos</text:span></text:p>
            <text:p text:style-name="P3"><text:span text:style-name="T2">(Juan 13.1-1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4-25T09:28:00.235000000</dc:date>
    <meta:editing-duration>PT2H28M42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